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3000000666577D43672B85C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officeooo:rsid="001512ea" officeooo:paragraph-rsid="001512ea" style:font-size-asian="10.5pt" style:font-size-complex="12pt"/>
    </style:style>
    <style:style style:name="P2" style:family="paragraph" style:parent-style-name="Table_20_Contents">
      <style:text-properties fo:font-size="12pt" fo:font-weight="bold" officeooo:rsid="001512ea" officeooo:paragraph-rsid="001512ea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6pt" fo:language="zxx" fo:country="none" officeooo:rsid="0011fbc3" officeooo:paragraph-rsid="0011fbc3" style:font-size-asian="14pt" style:language-asian="zxx" style:country-asian="none" style:font-size-complex="16pt" style:language-complex="zxx" style:country-complex="none"/>
    </style:style>
    <style:style style:name="P4" style:family="paragraph" style:parent-style-name="Standard">
      <style:text-properties fo:color="#000000" fo:font-size="12pt" fo:language="zxx" fo:country="none" fo:font-weight="normal" officeooo:rsid="0012c3a5" officeooo:paragraph-rsid="0012c3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 style:list-style-name="L1">
      <style:text-properties fo:color="#000000" fo:font-size="12pt" fo:language="zxx" fo:country="none" fo:font-weight="normal" officeooo:rsid="0012c3a5" officeooo:paragraph-rsid="0012c3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color="#000000" fo:font-size="12pt" fo:language="zxx" fo:country="none" fo:font-weight="normal" officeooo:rsid="0012c3a5" officeooo:paragraph-rsid="001512e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color="#000000" fo:font-size="12pt" fo:language="zxx" fo:country="none" fo:font-weight="normal" officeooo:rsid="001512ea" officeooo:paragraph-rsid="001512e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fo:color="#000000" fo:font-size="12pt" fo:language="zxx" fo:country="none" fo:font-style="normal" fo:font-weight="normal" officeooo:rsid="00171e6b" officeooo:paragraph-rsid="00171e6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text-properties fo:color="#000000" fo:font-size="12pt" fo:language="zxx" fo:country="none" fo:font-style="normal" fo:font-weight="normal" officeooo:rsid="0017eee1" officeooo:paragraph-rsid="0017eee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text-properties fo:color="#000000" fo:font-size="12pt" fo:language="zxx" fo:country="none" fo:font-style="normal" fo:font-weight="normal" officeooo:rsid="00196158" officeooo:paragraph-rsid="0019615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text-properties fo:color="#0066b3" fo:font-size="14pt" fo:language="zxx" fo:country="none" fo:font-weight="normal" officeooo:rsid="0015703f" officeooo:paragraph-rsid="0015703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text-properties fo:color="#0066b3" fo:font-size="14pt" fo:language="zxx" fo:country="none" fo:font-style="italic" fo:font-weight="normal" officeooo:rsid="0012c3a5" officeooo:paragraph-rsid="0012c3a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3" style:family="paragraph" style:parent-style-name="Standard">
      <style:text-properties fo:color="#0066b3" fo:font-size="14pt" fo:language="zxx" fo:country="none" fo:font-style="italic" fo:font-weight="normal" officeooo:rsid="00140f27" officeooo:paragraph-rsid="00140f27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1" style:family="text">
      <style:text-properties fo:color="#0066b3" fo:font-weight="bold" style:font-size-asian="16pt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MathJax_Typewriter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fo:color="#000000" style:font-name="Liberation Serif" fo:font-size="12pt" fo:font-style="italic" officeooo:rsid="001512ea" style:font-size-asian="10.5pt" style:font-style-asian="italic" style:font-size-complex="1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 <text:s text:c="2"/><text:span text:style-name="T1">Analisi dei risultati ottenuti</text:span></text:p>
      <text:p text:style-name="P3"><text:span text:style-name="T1"/></text:p>
      <text:p text:style-name="P12">Costruzione dei dataset e descrizione</text:p>
      <text:p text:style-name="P4">Partendo dal file Train e Test originali, ho proceduto nel seguente modo:</text:p>
      <text:list xml:id="list3022005975" text:style-name="L1">
        <text:list-item>
          <text:p text:style-name="P5">Ho creato un file per l'addestramento contenente unicamente le istanze <text:span text:style-name="T2">normal</text:span> contenute sia nel file <text:span text:style-name="T3">KDDTrain+.arff</text:span> che <text:span text:style-name="T3">KDDTest+.arff</text:span><text:span text:style-name="T4">, questo file è stato chiamato:</text:span></text:p>
          <text:p text:style-name="P5"><text:span text:style-name="T4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"><text:span text:style-name="T4"><text:s/>KDDTrain_OnlyNormal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"><text:span text:style-name="T4"/></text:p>
        </text:list-item>
        <text:list-item>
          <text:p text:style-name="P5">Ho creato un dataset per il testing contenente unicamente le istanze <text:span text:style-name="T2">anormali</text:span> contenute sia nel file <text:span text:style-name="T3">KDDTrain+.arff</text:span> che <text:span text:style-name="T3">KDDTest+.arff</text:span><text:span text:style-name="T4">, questo file è stato chiamato:</text:span></text:p>
          <text:p text:style-name="P5"><text:span text:style-name="T4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"><text:span text:style-name="T4">KDDTest_OnlyAnomaly</text:span></text:p>
                                          <text:p text:style-name="P5"><text:span text:style-name="T4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4">Successivamente ho realizzato una versione ridotta dei due file, chiamati rispettivamente:</text:span></text:p>
          <text:p text:style-name="P5"><text:span text:style-name="T4"/></text:p>
          <text:list>
            <text:list-item>
              <text:list>
                <text:list-header>
                  <text:p text:style-name="P5"><text:span text:style-name="T4">KDDTrain_OnlyNormal20%<text:tab/>e <text:tab/>KDDTest_OnlyAnomaly20%</text:span></text:p>
                  <text:p text:style-name="P5"><text:span text:style-name="T4"/></text:p>
                </text:list-header>
              </text:list>
            </text:list-item>
          </text:list>
        </text:list-item>
      </text:list>
      <text:p text:style-name="P4"><text:span text:style-name="T4"><text:tab/><text:tab/>contenenti il 20% delle istanze totali</text:span></text:p>
      <text:p text:style-name="P4"><text:span text:style-name="T4"/></text:p>
      <text:list xml:id="list152815342968157" text:continue-numbering="true" text:style-name="L1">
        <text:list-item>
          <text:p text:style-name="P5"><text:span text:style-name="T4">Infine, a partire da questo ultimo file di test, avente il 20% delle istanze totali, ho deciso di suddividerle in un ulteriore 80% di classe </text:span><text:span text:style-name="T5">anomaly</text:span><text:span text:style-name="T4"> e 20% </text:span><text:span text:style-name="T5">normal</text:span><text:span text:style-name="T4">, il file prende il nome di:</text:span></text:p>
        </text:list-item>
      </text:list>
      <text:p text:style-name="P4"><text:span text:style-name="T4"/></text:p>
      <text:p text:style-name="P4"><text:span text:style-name="T4"/></text:p>
      <text:p text:style-name="P4"><text:span text:style-name="T4"><text:tab/><text:tab/><text:tab/><text:tab/><text:tab/><text:tab/><text:tab/> <text:s/>KDDTest_20%Normal80%Anomaly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13"><text:span text:style-name="T4">Risultati ottenuti</text:span></text:p>
      <text:p text:style-name="P7"><text:span text:style-name="T4">Ho deciso di testare i seguenti abbinamenti:</text:span></text:p>
      <text:p text:style-name="P7"><text:span text:style-name="T4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Train_set</text:p>
          </table:table-cell>
          <table:table-cell table:style-name="Table1.B1" office:value-type="string">
            <text:p text:style-name="P2">Test_set</text:p>
          </table:table-cell>
        </table:table-row>
        <table:table-row>
          <table:table-cell table:style-name="Table1.A2" office:value-type="string">
            <text:p text:style-name="P6"><text:span text:style-name="T4">KDDTrain_OnlyNormal</text:span></text:p>
          </table:table-cell>
          <table:table-cell table:style-name="Table1.B2" office:value-type="string">
            <text:p text:style-name="P1">KDDTest_OnlyAnomaly</text:p>
          </table:table-cell>
        </table:table-row>
        <table:table-row>
          <table:table-cell table:style-name="Table1.A2" office:value-type="string">
            <text:p text:style-name="P6"><text:span text:style-name="T4">KDDTrain_OnlyNormal20%</text:span></text:p>
          </table:table-cell>
          <table:table-cell table:style-name="Table1.B2" office:value-type="string">
            <text:p text:style-name="P6"><text:span text:style-name="T4">KDDTest_OnlyAnomaly20%</text:span></text:p>
          </table:table-cell>
        </table:table-row>
        <table:table-row>
          <table:table-cell table:style-name="Table1.A2" office:value-type="string">
            <text:p text:style-name="P6"><text:span text:style-name="T4">KDDTrain_OnlyNormal20%</text:span></text:p>
          </table:table-cell>
          <table:table-cell table:style-name="Table1.B2" office:value-type="string">
            <text:p text:style-name="P6"><text:span text:style-name="T4">KDDTest_20%Normal80%Anomaly</text:span></text:p>
          </table:table-cell>
        </table:table-row>
        <table:table-row>
          <table:table-cell table:style-name="Table1.A2" office:value-type="string">
            <text:p text:style-name="P6"><text:span text:style-name="T4">KDDTrain_OnlyNormal</text:span></text:p>
          </table:table-cell>
          <table:table-cell table:style-name="Table1.B2" office:value-type="string">
            <text:p text:style-name="P6"><text:span text:style-name="T4">KDDTest_20%Normal80%Anomaly</text:span></text:p>
          </table:table-cell>
        </table:table-row>
      </table:table>
      <text:p text:style-name="P7"><text:span text:style-name="T4"/></text:p>
      <text:p text:style-name="P7"><text:span text:style-name="T4">I risultati ottenuti sono presenti nel file </text:span><text:span text:style-name="T3">Analisi_csv</text:span><text:span text:style-name="T4">, qui di seguito è riportato uno screenshot della tabella:</text:span></text:p>
      <text:p text:style-name="P7"><text:span text:style-name="T4"/></text:p>
      <text:p text:style-name="P11"><draw:frame draw:style-name="fr1" draw:name="Image1" text:anchor-type="paragraph" svg:width="7.4807in" svg:height="1.5311in" draw:z-index="0"><draw:image xlink:href="Pictures/10000000000005B3000000666577D43672B85C30.png" xlink:type="simple" xlink:show="embed" xlink:actuate="onLoad" loext:mime-type="image/x-vclgraphic"/></draw:frame><text:span text:style-name="T6"/></text:p>
      <text:p text:style-name="P11"><text:soft-page-break/><text:span text:style-name="T5">Considerazioni</text:span></text:p>
      <text:p text:style-name="P8"><text:span text:style-name="T4">Il rilevamento delle anomalie sembra funzionare molto bene, dato che in tutti i test presenta una percentuale di accuratezza maggiore del 98%.</text:span></text:p>
      <text:p text:style-name="P8"><text:span text:style-name="T4"/></text:p>
      <text:p text:style-name="P9"><text:span text:style-name="T4">Tuttavia, la percentuale dei falsi positivi (FP, cioè istanze normali che vengono classificate come anomalie) è molto alta (del 50%).</text:span></text:p>
      <text:p text:style-name="P10"><text:span text:style-name="T4">L'ultimo test aveva come obbiettivo quello di addestrare meglio l'algoritmo con la speranza di diminuire questa percentuale, ma non è stato ottenuto il risultato sperato.</text:span></text:p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4:12:44.330781670</meta:creation-date>
    <meta:generator>LibreOffice/6.0.7.3$Linux_X86_64 LibreOffice_project/00m0$Build-3</meta:generator>
    <dc:date>2020-12-07T15:27:39.322649290</dc:date>
    <meta:editing-duration>PT1H14M50S</meta:editing-duration>
    <meta:editing-cycles>9</meta:editing-cycles>
    <meta:document-statistic meta:table-count="1" meta:image-count="1" meta:object-count="0" meta:page-count="2" meta:paragraph-count="29" meta:word-count="234" meta:character-count="1755" meta:non-whitespace-character-count="1532"/>
  </office:meta>
</office:document-meta>
</file>